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200000002000309F1C.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fo:min-height="1.277cm" fo:min-width="1.118cm"/>
    </style:style>
    <style:style style:name="gr2" style:family="graphic" style:parent-style-name="objectwithoutfill">
      <style:graphic-properties svg:stroke-color="#ff3333" draw:fill="none" draw:textarea-vertical-align="middle"/>
    </style:style>
    <style:style style:name="gr3" style:family="graphic" style:parent-style-name="objectwithoutfill">
      <style:graphic-properties draw:fill="none" draw:textarea-vertical-align="middle"/>
    </style:style>
    <style:style style:name="gr4" style:family="graphic" style:parent-style-name="objectwithoutfill">
      <style:graphic-properties svg:stroke-color="#660066" draw:fill="none" draw:textarea-vertical-align="middle"/>
    </style:style>
    <style:style style:name="gr5" style:family="graphic" style:parent-style-name="objectwithoutfill">
      <style:graphic-properties svg:stroke-color="#b2b2b2" draw:fill="none" draw:textarea-vertical-align="middle"/>
    </style:style>
    <style:style style:name="gr6" style:family="graphic" style:parent-style-name="standard">
      <style:graphic-properties draw:stroke="none" svg:stroke-color="#000000" draw:fill="none" draw:fill-color="#ffffff" fo:min-height="0.639cm"/>
    </style:style>
    <style:style style:name="gr7" style:family="graphic" style:parent-style-name="standard">
      <style:graphic-properties draw:stroke="none" svg:stroke-color="#000000" draw:fill="none" draw:fill-color="#ffffff" fo:min-height="0.893cm"/>
    </style:style>
    <style:style style:name="gr8" style:family="graphic" style:parent-style-name="standard">
      <style:graphic-properties draw:stroke="none" svg:stroke-color="#000000" draw:fill="none" draw:fill-color="#ffffff" fo:min-height="1.274cm"/>
    </style:style>
    <style:style style:name="gr9" style:family="graphic" style:parent-style-name="standard">
      <style:graphic-properties draw:stroke="none" svg:stroke-color="#000000" draw:fill="none" draw:fill-color="#ffffff" fo:min-height="1.401cm"/>
    </style:style>
    <style:style style:name="gr10" style:family="graphic" style:parent-style-name="standard">
      <style:graphic-properties draw:stroke="none" svg:stroke-color="#000000" draw:fill="none" draw:fill-color="#ffffff" fo:min-height="1.147cm"/>
    </style:style>
    <style:style style:name="P1" style:family="paragraph">
      <style:paragraph-properties fo:text-align="center"/>
    </style:style>
    <style:style style:name="P2" style:family="paragraph">
      <style:text-properties fo:font-size="24pt" style:font-size-asian="24pt" style:font-size-complex="24pt"/>
    </style:style>
    <style:style style:name="T1" style:family="text">
      <style:text-properties fo:font-size="24pt" style:font-size-asian="24pt" style:font-size-complex="24pt"/>
    </style:style>
    <style:style style:name="T2"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286cm" svg:height="2.159cm" svg:x="6.715cm" svg:y="11.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286cm" svg:height="2.159cm" svg:x="7.477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286cm" svg:height="2.159cm" svg:x="3.032cm" svg:y="9.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286cm" svg:height="2.159cm" svg:x="13.108cm" svg:y="18.0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286cm" svg:height="2.159cm" svg:x="4.302cm" svg:y="1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286cm" svg:height="2.159cm" svg:x="17.71cm" svg:y="18.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286cm" svg:height="2.159cm" svg:x="14.108cm" svg:y="9.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286cm" svg:height="2.159cm" svg:x="11.414cm" svg:y="13.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8.974cm" svg:y1="13.119cm" svg:x2="11.514cm" svg:y2="14.135cm">
          <text:p/>
        </draw:line>
        <draw:line draw:style-name="gr3" draw:text-style-name="P1" draw:layer="layout" svg:x1="13.065cm" svg:y1="13.573cm" svg:x2="14.589cm" svg:y2="11.287cm">
          <text:p/>
        </draw:line>
        <draw:line draw:style-name="gr4" draw:text-style-name="P1" draw:layer="layout" svg:x1="13.065cm" svg:y1="15.478cm" svg:x2="13.954cm" svg:y2="18.018cm">
          <text:p/>
        </draw:line>
        <draw:line draw:style-name="gr5" draw:text-style-name="P1" draw:layer="layout" svg:x1="15.424cm" svg:y1="19.161cm" svg:x2="17.71cm" svg:y2="19.288cm">
          <text:p/>
        </draw:line>
        <draw:line draw:style-name="gr3" draw:text-style-name="P1" draw:layer="layout" svg:x1="7.096cm" svg:y1="13.573cm" svg:x2="5.953cm" svg:y2="15.097cm">
          <text:p/>
        </draw:line>
        <draw:line draw:style-name="gr3" draw:text-style-name="P1" draw:layer="layout" svg:x1="6.969cm" svg:y1="12.049cm" svg:x2="5.191cm" svg:y2="10.906cm">
          <text:p/>
        </draw:line>
        <draw:line draw:style-name="gr4" draw:text-style-name="P1" draw:layer="layout" svg:x1="7.985cm" svg:y1="11.668cm" svg:x2="8.493cm" svg:y2="9.255cm">
          <text:p/>
        </draw:line>
        <draw:custom-shape draw:style-name="gr1" draw:text-style-name="P1" draw:layer="layout" svg:width="2.286cm" svg:height="2.159cm" svg:x="11.16cm" svg:y="22.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286cm" svg:height="2.159cm" svg:x="2.905cm" svg:y="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7.604cm" svg:y1="7.604cm" svg:x2="5.064cm" svg:y2="6.461cm">
          <text:p/>
        </draw:line>
        <draw:line draw:style-name="gr5" draw:text-style-name="P1" draw:layer="layout" svg:x1="4.048cm" svg:y1="9.255cm" svg:x2="4.048cm" svg:y2="6.969cm">
          <text:p/>
        </draw:line>
        <draw:line draw:style-name="gr5" draw:text-style-name="P1" draw:layer="layout" svg:x1="13.7cm" svg:y1="20.05cm" svg:x2="12.684cm" svg:y2="22.209cm">
          <text:p/>
        </draw:line>
        <draw:frame draw:style-name="gr6" draw:text-style-name="P2" draw:layer="layout" svg:width="0.889cm" svg:height="1.195cm" svg:x="7.477cm" svg:y="12.23cm">
          <draw:text-box>
            <text:p><text:span text:style-name="T1">i</text:span></text:p>
          </draw:text-box>
        </draw:frame>
        <draw:frame draw:style-name="gr7" draw:text-style-name="P2" draw:layer="layout" svg:width="1.905cm" svg:height="1.195cm" svg:x="12.176cm" svg:y="13.902cm">
          <draw:text-box>
            <text:p><text:span text:style-name="T1">j</text:span></text:p>
          </draw:text-box>
        </draw:frame>
        <draw:frame draw:style-name="gr8" draw:text-style-name="P2" draw:layer="layout" svg:width="2.54cm" svg:height="1.524cm" svg:x="9.255cm" svg:y="13.7cm">
          <draw:text-box>
            <text:p><text:span text:style-name="T1">w</text:span><text:span text:style-name="T2">ij</text:span></text:p>
          </draw:text-box>
        </draw:frame>
        <draw:custom-shape draw:style-name="gr1" draw:text-style-name="P1" draw:layer="layout" svg:width="2.286cm" svg:height="2.159cm" svg:x="3.032cm" svg:y="18.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4.937cm" svg:y1="17.002cm" svg:x2="4.429cm" svg:y2="18.653cm">
          <text:p/>
        </draw:line>
        <draw:path draw:style-name="gr3" draw:text-style-name="P1" draw:layer="layout" svg:width="16.025cm" svg:height="14.58cm" draw:transform="skewX (-7.59750569132312E-018) rotate (-3.02884438391096) translate (19.3023819284031cm 20.0839958910831cm)" svg:viewBox="0 0 16026 14581" svg:d="m7722 14449c402-21 807 1 1192 97 426 106 787-59 1181-121 413-65 798-247 1234-261 390-14 775-106 1153-198 526-128 1014-418 1550-482 485-57 823-377 1066-717 252-354 398-776 571-1177 162-376 149-785 207-1180 61-417 106-839 143-1260 35-404-72-808-82-1213-12-428 58-864-38-1281-96-419-158-827-409-1214-262-405-541-793-814-1186-265-380-688-436-1055-667-344-216-763-270-1160-386-409-119-808-138-1213-247-388-104-746-279-1120-418-367-138-748-263-1075-486-365-249-736-497-1079-780-356-292-772-495-1155-750-338-226-754-210-1128-347-388-141-810-175-1220-175-443 0-861 244-1191 522-307 260-492 646-594 1063-103 420-148 836-215 1253-62 381-72 798 126 1144 219 384 332 816 370 1246 38 433 165 850 37 1281-112 377-235 766-487 1076-366 450-797 827-1231 1211-354 313-709 618-918 1026-186 361-182 785-316 1168-140 399 19 852 270 1161 269 331 663 538 1052 703 397 169 823 217 1239 323 410 104 842 103 1261 142 412 40 850 47 1212 247 404 223 833 348 1256 507 402 151 788 391 1236 359l325 37">
          <text:p/>
        </draw:path>
        <draw:frame draw:style-name="gr9" draw:text-style-name="P2" draw:layer="layout" svg:width="3.429cm" svg:height="1.651cm" svg:x="11.16cm" svg:y="7.604cm">
          <draw:text-box>
            <text:p><text:span text:style-name="T1">n</text:span><text:span text:style-name="T2">x</text:span><text:span text:style-name="T1">=7</text:span></text:p>
          </draw:text-box>
        </draw:frame>
        <draw:frame draw:style-name="gr10" draw:layer="layout" svg:width="2.413cm" svg:height="1.397cm" svg:x="11.16cm" svg:y="9.128cm">
          <draw:text-box>
            <text:p><text:span text:style-name="T1">n</text:span><text:span text:style-name="T2">y</text:span><text:span text:style-name="T1">=5</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000000" draw:fill="none" draw:fill-gradient-name="Gradient_20_2" draw:fill-hatch-name="Hatching_20_1" draw:fill-image-name="Bitmape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6-03-22T19:07:41.640908800</meta:creation-date>
    <dc:date>2016-03-27T20:01:52</dc:date>
    <meta:editing-duration>PT13M53S</meta:editing-duration>
    <meta:editing-cycles>2</meta:editing-cycles>
    <meta:generator>LibreOffice/3.5$Linux_x86 LibreOffice_project/350m1$Build-2</meta:generator>
    <meta:document-statistic meta:object-count="28"/>
  </office:meta>
</office:document-meta>
</file>